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b06ca" officeooo:paragraph-rsid="001b06ca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b06ca" officeooo:paragraph-rsid="001b06ca" style:font-size-asian="17.5pt" style:font-size-complex="20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b39f3" officeooo:paragraph-rsid="001b39f3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d1923" officeooo:paragraph-rsid="001d1923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b06ca" officeooo:paragraph-rsid="001b06ca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b39f3" officeooo:paragraph-rsid="001b39f3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b39f3" officeooo:paragraph-rsid="001b39f3" style:font-size-asian="16pt" style:font-size-complex="16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6pt" officeooo:rsid="001b39f3" officeooo:paragraph-rsid="001b39f3" style:font-size-asian="16pt" style:font-size-complex="16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officeooo:rsid="001d1923" officeooo:paragraph-rsid="001d1923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d1923" officeooo:paragraph-rsid="001d1923" style:font-size-asian="16pt" style:font-size-complex="16pt"/>
    </style:style>
    <style:style style:name="P14" style:family="paragraph" style:parent-style-name="Standard">
      <style:paragraph-properties fo:text-align="start" style:justify-single-word="false" fo:break-before="page"/>
      <style:text-properties fo:font-size="16pt" officeooo:rsid="001b06ca" officeooo:paragraph-rsid="001b06ca" style:font-size-asian="16pt" style:font-size-complex="16pt"/>
    </style:style>
    <style:style style:name="P15" style:family="paragraph" style:parent-style-name="Standard">
      <style:paragraph-properties fo:text-align="start" style:justify-single-word="false" fo:break-before="page"/>
      <style:text-properties fo:font-size="16pt" officeooo:rsid="001b39f3" officeooo:paragraph-rsid="001b39f3" style:font-size-asian="16pt" style:font-size-complex="16pt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officeooo:rsid="001d1923" officeooo:paragraph-rsid="001d1923" style:font-size-asian="12.25pt" style:font-size-complex="14pt"/>
    </style:style>
    <style:style style:name="T1" style:family="text">
      <style:text-properties officeooo:rsid="001d19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imulador de un Kernel</text:p>
      <text:p text:style-name="P4">Partes 1 y 2</text:p>
      <text:p text:style-name="P4"/>
      <text:p text:style-name="P8"/>
      <text:p text:style-name="P6">Sistemas Operativos</text:p>
      <text:p text:style-name="P6"/>
      <text:p text:style-name="P6"/>
      <text:p text:style-name="P9"/>
      <text:p text:style-name="P8">11/11/2022</text:p>
      <text:p text:style-name="P8"/>
      <text:p text:style-name="P8">Ian Fernandez Hermida</text:p>
      <text:p text:style-name="P8"/>
      <text:p text:style-name="P14"/>
      <text:p text:style-name="P5">Índice</text:p>
      <text:list xml:id="list3677081992" text:style-name="L2">
        <text:list-item>
          <text:p text:style-name="P11">Introducción…………………………………………………… <text:span text:style-name="T1">3</text:span></text:p>
        </text:list-item>
        <text:list-item>
          <text:p text:style-name="P11">Objetivos……………………………………………………….</text:p>
        </text:list-item>
        <text:list-item>
          <text:p text:style-name="P11">Desarrollo………………………………………………………</text:p>
        </text:list-item>
        <text:list-item>
          <text:p text:style-name="P12">Conclusión……………………………………………………..</text:p>
        </text:list-item>
        <text:list-item>
          <text:p text:style-name="P12">Bibliografía…………………………………………………….</text:p>
        </text:list-item>
      </text:list>
      <text:p text:style-name="P10"/>
      <text:p text:style-name="P15"/>
      <text:p text:style-name="P7">Introducción</text:p>
      <text:p text:style-name="P16"/>
      <text:p text:style-name="P7">Objetivos</text:p>
      <text:p text:style-name="P7"/>
      <text:p text:style-name="P7">Desarrollo</text:p>
      <text:p text:style-name="P7"/>
      <text:p text:style-name="P7">Conclusión</text:p>
      <text:p text:style-name="P7"/>
      <text:p text:style-name="P7">Bibliografía</text:p>
      <text:p text:style-name="P7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5:41:57.369781465</meta:creation-date>
    <dc:date>2022-11-10T16:59:39.159362480</dc:date>
    <meta:editing-duration>PT45M11S</meta:editing-duration>
    <meta:editing-cycles>1</meta:editing-cycles>
    <meta:document-statistic meta:table-count="0" meta:image-count="0" meta:object-count="0" meta:page-count="3" meta:paragraph-count="17" meta:word-count="32" meta:character-count="310" meta:non-whitespace-character-count="300"/>
    <meta:generator>LibreOffice/7.0.4.2$Linux_X86_64 LibreOffice_project/00$Build-2</meta:generator>
  </office:meta>
</office:document-meta>
</file>